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956917794881829010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1"><text:soft-page-break/>Sat 7/23/16: <text:span text:style-name="T1">6.25 miles</text:span></text:p>
      <text:p text:style-name="P1">I ran with Colton McCurdy and Meghan <text:s/>Torok. <text:s/>This was Megan's first interval session and she did very well. The temp was in the 70's and felt rather warm by the end of the workout.</text:p>
      <text:p text:style-name="P1">I warmed up with 2 miles averaging about 9:45. The second mile was with C&amp;M.</text:p>
      <text:p text:style-name="P1">We rested a few minutes and stretched.</text:p>
      <text:p text:style-name="P1">We ran 1 x 220 yards in 53 seconds and then jogged 220 yards. <text:s/>I always run wide on a track so each lap is about 440 yards.</text:p>
      <text:p text:style-name="P1">We ran 8 x 440 yards with a 440 jog and rest after each. <text:s/>The 440 jog/rests averaged about 4:15.</text:p>
      <text:p text:style-name="P1">My times for the 440 runs:</text:p>
      <text:list xml:id="list4099043871220218275" text:style-name="L2">
        <text:list-item>
          <text:p text:style-name="P6">1:42.3 <text:tab/>5. <text:s/>1:39.6</text:p>
        </text:list-item>
      </text:list>
      <text:list xml:id="list5447632812182134797" text:style-name="L3">
        <text:list-item>
          <text:p text:style-name="P7">1:43.3<text:tab/><text:tab/>6. <text:s/>1:38.3</text:p>
        </text:list-item>
        <text:list-item>
          <text:p text:style-name="P7">1:46.0<text:tab/><text:tab/>7. <text:s/>1:39.1</text:p>
        </text:list-item>
        <text:list-item>
          <text:p text:style-name="P7">1:44.8<text:tab/><text:tab/>8. <text:s/>1:36.3</text:p>
        </text:list-item>
      </text:list>
      <text:p text:style-name="P1">Average = <text:s/>1:41.1</text:p>
      <text:p text:style-name="P1"/>
      <text:p text:style-name="P1">Sun 7/23/16: <text:span text:style-name="T1">4 miles</text:span> </text:p>
      <text:p text:style-name="P1">I ran 4 miles on hilly roads averaging 10:23/mile. <text:s/>This run included 2 x 0.25 miles uphill on a hill that has an average grade of 7 %. <text:s/>The times were 2:39 and 2:22.</text:p>
      <text:p text:style-name="P1"/>
      <text:p text:style-name="P1">Mon 7/24/16: <text:span text:style-name="T1">4 miles</text:span></text:p>
      <text:p text:style-name="P1">I walked and ran 4 miles on hilly roads and grass averaging 12:14/mi. <text:s/>I walked 0.2 miles and ran 0.3 miles during each half mile.</text:p>
      <text:p text:style-name="P1"/>
      <text:p text:style-name="P1">Tues 7/24/16: <text:span text:style-name="T1">3 miles</text:span></text:p>
      <text:p text:style-name="P1">I walked and ran 3 miles in 39 minutes. <text:s/>I walked and ran about the same amou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6T13:05:02.14</dc:date>
    <dc:creator>James Lombardi</dc:creator>
    <meta:editing-duration>PT13H1M27S</meta:editing-duration>
    <meta:editing-cycles>96</meta:editing-cycles>
    <meta:document-statistic meta:table-count="0" meta:image-count="0" meta:object-count="0" meta:page-count="2" meta:paragraph-count="46" meta:word-count="458" meta:character-count="2312"/>
  </office:meta>
</office:document-meta>
</file>